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1D6000000C1231836EFB10BF693.jpg" manifest:media-type="image/jpeg"/>
  <manifest:file-entry manifest:full-path="Pictures/2000000800001426000007DBF5C1003F52F62BED.svm" manifest:media-type="image/x-svm"/>
  <manifest:file-entry manifest:full-path="Pictures/10000001000000C30000004C478B376B4548AFCC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font-name="Calibri" fo:font-size="11pt" style:font-size-asian="11pt" style:font-size-complex="11pt"/>
    </style:style>
    <style:style style:name="P2" style:family="paragraph" style:parent-style-name="Standard">
      <style:text-properties style:font-name="Calibri" fo:font-size="11pt" officeooo:rsid="001e598a" style:font-size-asian="11pt" style:font-size-complex="11pt"/>
    </style:style>
    <style:style style:name="P3" style:family="paragraph" style:parent-style-name="Standard">
      <style:text-properties style:font-name="Calibri" fo:font-size="11pt" officeooo:rsid="001e598a" officeooo:paragraph-rsid="001e598a" style:font-size-asian="11pt" style:font-size-complex="11pt"/>
    </style:style>
    <style:style style:name="P4" style:family="paragraph" style:parent-style-name="Standard">
      <style:text-properties style:font-name="Calibri" fo:font-size="11pt" officeooo:rsid="001e598a" officeooo:paragraph-rsid="0034eb8a" style:font-size-asian="11pt" style:font-size-complex="11pt"/>
    </style:style>
    <style:style style:name="P5" style:family="paragraph" style:parent-style-name="Standard">
      <style:text-properties style:font-name="Calibri" fo:font-size="11pt" officeooo:rsid="002669b5" officeooo:paragraph-rsid="002669b5" style:font-size-asian="11pt" style:font-size-complex="11pt"/>
    </style:style>
    <style:style style:name="P6" style:family="paragraph" style:parent-style-name="Standard">
      <style:text-properties style:font-name="Calibri" fo:font-size="11pt" officeooo:rsid="001f8593" officeooo:paragraph-rsid="001f8593" style:font-size-asian="11pt" style:font-size-complex="11pt"/>
    </style:style>
    <style:style style:name="P7" style:family="paragraph" style:parent-style-name="Standard">
      <style:text-properties style:font-name="Calibri" fo:font-size="11pt" officeooo:rsid="001f8593" officeooo:paragraph-rsid="002669b5" style:font-size-asian="11pt" style:font-size-complex="11pt"/>
    </style:style>
    <style:style style:name="P8" style:family="paragraph" style:parent-style-name="Standard">
      <style:text-properties style:font-name="Calibri" fo:font-size="11pt" officeooo:paragraph-rsid="002669b5" style:font-size-asian="11pt" style:font-size-complex="11pt"/>
    </style:style>
    <style:style style:name="P9" style:family="paragraph" style:parent-style-name="Standard">
      <style:text-properties style:font-name="Calibri" fo:font-size="11pt" fo:font-weight="bold" officeooo:rsid="001f8593" officeooo:paragraph-rsid="001f8593" style:font-size-asian="11pt" style:font-weight-asian="bold" style:font-size-complex="11pt" style:font-weight-complex="bold"/>
    </style:style>
    <style:style style:name="P10" style:family="paragraph" style:parent-style-name="Header">
      <style:text-properties officeooo:rsid="003701b5"/>
    </style:style>
    <style:style style:name="P11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P12" style:family="paragraph">
      <style:paragraph-properties fo:text-align="start"/>
      <style:text-properties style:text-line-through-style="none" style:text-line-through-type="none" style:font-name="Liberation Serif1" fo:font-size="12pt" fo:font-style="normal" style:text-underline-style="none"/>
    </style:style>
    <style:style style:name="P13" style:family="paragraph">
      <style:paragraph-properties fo:text-align="start"/>
      <style:text-properties style:font-name="Calibri1" fo:font-size="11pt"/>
    </style:style>
    <style:style style:name="P14" style:family="paragraph">
      <style:paragraph-properties fo:text-align="end"/>
      <style:text-properties style:font-name="Calibri1" fo:font-size="11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textarea-vertical-align="top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body>
    <office:text>
      <office:forms form:automatic-focus="false" form:apply-design-mode="false">
        <form:form form:name="Form" form:command="biblio" form:datasource="Bibliography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  <form:property form:property-name="URL" office:value-type="string" office:string-value=""/>
          </form:properties>
          <form:listbox form:name="Locations" form:control-implementation="ooo:com.sun.star.form.component.ListBox" xml:id="control1" form:id="control1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0"/>
              <form:property form:property-name="ObjIDinMSO" office:value-type="float" office:value="65535"/>
              <form:list-property form:property-name="TypedItemList" office:value-type="float"/>
            </form:properties>
            <form:option form:label="Please select location" form:current-selected="true" form:selected="true"/>
            <form:option form:label="Franklin Rehabilitation 7253 76th Street Franklin, WI 53132 (414) 425-9700"/>
            <form:option form:label="Innovative Health and Fitness"/>
          </form:listbox>
          <form:listbox form:name="List Box 1" form:control-implementation="ooo:com.sun.star.form.component.ListBox" xml:id="control2" form:id="control2" form:dropdown="true" form:size="20" form:input-required="false" form:bound-column="1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ListBox"/>
              <form:property form:property-name="MouseWheelBehavior" office:value-type="float" office:value="2"/>
              <form:property form:property-name="ObjIDinMSO" office:value-type="float" office:value="65535"/>
              <form:list-property form:property-name="TypedItemList" office:value-type="float"/>
            </form:properties>
            <form:option form:label="Choose an item" form:current-selected="true" form:selected="true"/>
            <form:option form:label="Secondary insurance paid as primary "/>
            <form:option form:label="Patient Overpayment"/>
            <form:option form:label="Insurance paid claim twice"/>
            <form:option form:label="Patient was not seen by us"/>
            <form:option form:label="Commercial Insurance paid on Auto/WC"/>
            <form:option form:label="Other (explain below):"/>
            <form:option form:label=""/>
          </form:listbox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2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4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area form:name="Text Box 2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area form:name="Text Box 2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</form:form>
      </office:forms>
      <text:tracked-changes>
        <text:changed-region xml:id="ct1733916159568" text:id="ct1733916159568">
          <text:insertion>
            <office:change-info>
              <dc:creator>Unknown Author</dc:creator>
              <dc:date>2021-03-05T10:14:27</dc:date>
            </office:change-info>
          </text:insertion>
        </text:changed-region>
        <text:changed-region xml:id="ct1733916158608" text:id="ct1733916158608">
          <text:insertion>
            <office:change-info>
              <dc:creator>Unknown Author</dc:creator>
              <dc:date>2021-03-05T10:14:23</dc:date>
            </office:change-info>
          </text:insertion>
        </text:changed-region>
        <text:changed-region xml:id="ct1733916166528" text:id="ct1733916166528">
          <text:insertion>
            <office:change-info>
              <dc:creator>Unknown Author</dc:creator>
              <dc:date>2021-03-05T10:14:24</dc:date>
            </office:change-info>
          </text:insertion>
        </text:changed-region>
        <text:changed-region xml:id="ct1733916161968" text:id="ct1733916161968">
          <text:insertion>
            <office:change-info>
              <dc:creator>Unknown Author</dc:creator>
              <dc:date>2021-03-05T10:14:25</dc:date>
            </office:change-info>
          </text:inser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P1"/>
      <text:p text:style-name="P1"><draw:control text:anchor-type="paragraph" draw:z-index="1" draw:name="Shape2_17" draw:style-name="gr3" draw:text-style-name="P14" svg:width="6.8323in" svg:height="0.3224in" svg:x="0in" svg:y="0in" draw:control="control1"/></text:p>
      <text:p text:style-name="P2"/>
      <text:p text:style-name="P3"/>
      <text:p text:style-name="P3"><text:date style:data-style-name="N37" text:date-value="2021-08-27T09:24:49.893000014">08/27/21</text:date></text:p>
      <text:p text:style-name="P3"/>
      <text:p text:style-name="P4">Dear <text:change-start text:change-id="ct1733916159568"/><draw:control text:anchor-type="as-char" draw:z-index="14" draw:name="Shape5_2" draw:style-name="gr1" draw:text-style-name="P11" svg:width="2.1051in" svg:height="0.2713in" draw:control="control14"/><text:change-end text:change-id="ct1733916159568"/>,</text:p>
      <text:p text:style-name="P3"/>
      <text:p text:style-name="P3">We are refunding your payment for the following patient due to the reason indicated below.</text:p>
      <text:p text:style-name="P3"/>
      <text:p text:style-name="P4">Patient Name: <text:change-start text:change-id="ct1733916158608"/><draw:control text:anchor-type="as-char" draw:z-index="11" draw:name="Shape5_1" draw:style-name="gr1" draw:text-style-name="P11" svg:width="2.1051in" svg:height="0.2713in" draw:control="control11"/><text:change-end text:change-id="ct1733916158608"/></text:p>
      <text:p text:style-name="P3"/>
      <text:p text:style-name="P4">Account Number: <text:change-start text:change-id="ct1733916166528"/><draw:control text:anchor-type="as-char" draw:z-index="12" draw:name="Shape5_0" draw:style-name="gr1" draw:text-style-name="P11" svg:width="2.1051in" svg:height="0.2713in" draw:control="control12"/><text:change-end text:change-id="ct1733916166528"/></text:p>
      <text:p text:style-name="P3"/>
      <text:p text:style-name="P4">Amount of Refund: $ <text:change-start text:change-id="ct1733916161968"/><draw:control text:anchor-type="as-char" draw:z-index="13" draw:name="Shape5_3" draw:style-name="gr1" draw:text-style-name="P11" svg:width="2.1051in" svg:height="0.2713in" draw:control="control13"/><text:change-end text:change-id="ct1733916161968"/></text:p>
      <text:p text:style-name="P3"/>
      <text:p text:style-name="P3">Reason for Refund:</text:p>
      <text:p text:style-name="P3"><draw:control text:anchor-type="as-char" draw:z-index="2" draw:name="Shape1" draw:style-name="gr1" draw:text-style-name="P13" svg:width="3.6461in" svg:height="0.2531in" draw:control="control2"/></text:p>
      <text:p text:style-name="P5"/>
      <text:p text:style-name="P5">Other reason for refund:</text:p>
      <text:p text:style-name="P5"><draw:control text:anchor-type="as-char" draw:z-index="10" draw:name="Shape6" draw:style-name="gr1" draw:text-style-name="P11" svg:width="4.8543in" svg:height="0.3752in" draw:control="control10"/></text:p>
      <text:p text:style-name="P3"/>
      <text:p text:style-name="P6">Dates of Service:</text:p>
      <text:p text:style-name="P8"><draw:control text:anchor-type="as-char" draw:z-index="4" draw:name="Shape4" draw:style-name="gr1" draw:text-style-name="P11" svg:width="1.5823in" svg:height="0.2606in" draw:control="control4"/><draw:control text:anchor-type="as-char" draw:z-index="6" draw:name="Shape4_1" draw:style-name="gr1" draw:text-style-name="P11" svg:width="1.5823in" svg:height="0.2606in" draw:control="control6"/><draw:control text:anchor-type="as-char" draw:z-index="8" draw:name="Shape4_3" draw:style-name="gr1" draw:text-style-name="P11" svg:width="1.5823in" svg:height="0.2606in" draw:control="control8"/></text:p>
      <text:p text:style-name="P8"><draw:control text:anchor-type="as-char" draw:z-index="5" draw:name="Shape4_0" draw:style-name="gr1" draw:text-style-name="P11" svg:width="1.5823in" svg:height="0.2606in" draw:control="control5"/><draw:control text:anchor-type="as-char" draw:z-index="7" draw:name="Shape4_2" draw:style-name="gr1" draw:text-style-name="P11" svg:width="1.5823in" svg:height="0.2606in" draw:control="control7"/><draw:control text:anchor-type="as-char" draw:z-index="9" draw:name="Shape4_4" draw:style-name="gr1" draw:text-style-name="P11" svg:width="1.5823in" svg:height="0.2606in" draw:control="control9"/></text:p>
      <text:p text:style-name="P7"/>
      <text:p text:style-name="P6">Comments:</text:p>
      <text:p text:style-name="P6"><draw:control text:anchor-type="as-char" draw:z-index="3" draw:name="Shape3_0" draw:style-name="gr2" draw:text-style-name="P12" svg:width="6.0213in" svg:height="0.9378in" draw:control="control3"/></text:p>
      <text:p text:style-name="P6"/>
      <text:p text:style-name="P9">Please call our office at the number listed at the top of the page if you have any questions regarding this refund.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Calibri1" svg:font-family="Calibri" style:font-adornments="Regular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adornments="Regular" style:font-family-generic="roman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Line_20_numbering" style:display-name="Line numbering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3701b5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tracked-changes>
          <text:changed-region xml:id="ct1733975924464" text:id="ct1733975924464">
            <text:deletion>
              <office:change-info>
                <dc:creator>Unknown Author</dc:creator>
                <dc:date>2021-08-27T08:54:05</dc:date>
              </office:change-info>
              <text:p text:style-name="MP1">‍<draw:frame draw:style-name="Mfr1" draw:name="Image1" text:anchor-type="char" svg:x="0.1563in" svg:y="-0.6043in" svg:width="2.1362in" svg:height="0.8772in" draw:z-index="15"><draw:image xlink:href="Pictures/10000000000001D6000000C1231836EFB10BF693.jpg" xlink:type="simple" xlink:show="embed" xlink:actuate="onLoad" draw:mime-type="image/jpeg"/></draw:frame>‍</text:p>
            </text:deletion>
          </text:changed-region>
          <text:changed-region xml:id="ct1733975934064" text:id="ct1733975934064">
            <text:insertion>
              <office:change-info>
                <dc:creator>Unknown Author</dc:creator>
                <dc:date>2021-08-27T09:13:36</dc:date>
              </office:change-info>
            </text:insertion>
          </text:changed-region>
        </text:tracked-changes>
        <text:p text:style-name="MP1"><text:change text:change-id="ct1733975924464"/><text:change-start text:change-id="ct1733975934064"/><draw:frame draw:style-name="Mfr2" draw:name="Image2" text:anchor-type="as-char" svg:width="2.1902in" svg:height="0.6799in" draw:z-index="0"><draw:image xlink:href="Pictures/2000000800001426000007DBF5C1003F52F62BED.svm" xlink:type="simple" xlink:show="embed" xlink:actuate="onLoad" draw:mime-type="image/x-svm"/><draw:image xlink:href="Pictures/10000001000000C30000004C478B376B4548AFCC.png" xlink:type="simple" xlink:show="embed" xlink:actuate="onLoad" draw:mime-type="image/png"/></draw:frame><text:change-end text:change-id="ct1733975934064"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04-16T10:06:59.868000000</meta:creation-date>
    <dc:date>2021-08-27T09:24:49.759000000</dc:date>
    <meta:editing-duration>PT58M20S</meta:editing-duration>
    <meta:editing-cycles>20</meta:editing-cycles>
    <meta:generator>LibreOffice/7.2.0.4$Windows_X86_64 LibreOffice_project/9a9c6381e3f7a62afc1329bd359cc48accb6435b</meta:generator>
    <meta:document-statistic meta:table-count="0" meta:image-count="2" meta:object-count="0" meta:page-count="1" meta:paragraph-count="17" meta:word-count="59" meta:character-count="337" meta:non-whitespace-character-count="286"/>
  </office:meta>
</office:document-meta>
</file>